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244in" fo:break-before="auto" style:use-optimal-row-height="false"/>
    </style:style>
    <style:style style:name="ro8" style:family="table-row">
      <style:table-row-properties style:row-height="0.2311in" fo:break-before="auto" style:use-optimal-row-height="true"/>
    </style:style>
    <style:style style:name="ro9" style:family="table-row">
      <style:table-row-properties style:row-height="0.1783in" fo:break-before="auto" style:use-optimal-row-height="false"/>
    </style:style>
    <style:style style:name="ro10" style:family="table-row">
      <style:table-row-properties style:row-height="0.2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able-cell-properties fo:background-color="#ccccff" fo:border="0.0071in solid #000000"/>
      <style:text-properties style:font-name="Verdana" fo:font-size="12pt"/>
    </style:style>
    <style:style style:name="ce14" style:family="table-cell" style:parent-style-name="Default">
      <style:text-properties style:font-name="Verdana" fo:font-size="12pt"/>
    </style:style>
    <style:style style:name="ce15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6" style:family="table-cell" style:parent-style-name="Default">
      <style:table-cell-properties fo:border="0.0071in solid #000000" style:vertical-align="top"/>
      <style:text-properties style:font-name="Verdana" fo:font-size="12pt"/>
    </style:style>
    <style:style style:name="ce17" style:family="table-cell" style:parent-style-name="Default">
      <style:table-cell-properties fo:background-color="#ccccff" fo:border="0.0071in solid #000000" style:vertical-align="top"/>
      <style:text-properties style:font-name="Verdana" fo:font-size="12pt"/>
    </style:style>
    <style:style style:name="ce18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9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20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21" style:family="table-cell" style:parent-style-name="Default">
      <style:text-properties fo:font-weight="bold"/>
    </style:style>
    <style:style style:name="ce22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3" style:family="table-cell" style:parent-style-name="Default">
      <style:table-cell-properties fo:background-color="#00ff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4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5" style:family="table-cell" style:parent-style-name="Default">
      <style:text-properties style:font-name="Verdana" fo:font-size="12pt" fo:font-weight="bold"/>
    </style:style>
    <style:style style:name="ce2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Verdana" fo:font-size="12pt"/>
    </style:style>
    <style:style style:name="ce27" style:family="table-cell" style:parent-style-name="Default">
      <style:table-cell-properties fo:background-color="#cccc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8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29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0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Verdana" fo:font-size="12pt"/>
    </style:style>
    <style:style style:name="ce32" style:family="table-cell" style:parent-style-name="Default">
      <style:table-cell-properties fo:wrap-option="wrap" fo:border="0.0071in solid #000000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racked-changes>
        <table:insertion table:id="ct1" table:acceptance-state="accepted" table:type="row" table:position="401" table:table="0">
          <office:change-info>
            <dc:creator> </dc:creator>
            <dc:date>2007-09-13T06:24:56.53</dc:date>
          </office:change-info>
          <table:dependencies>
            <table:dependence table:id="ct196"/>
            <table:dependence table:id="ct15"/>
          </table:dependencies>
        </table:insertion>
        <table:deletion table:id="ct2" table:acceptance-state="accepted" table:type="row" table:position="400" table:table="0">
          <office:change-info>
            <dc:creator> </dc:creator>
            <dc:date>2007-09-13T06:24:56.53</dc:date>
          </office:change-info>
        </table:deletion>
        <table:insertion table:id="ct3" table:acceptance-state="accepted" table:type="row" table:position="398" table:table="0">
          <office:change-info>
            <dc:creator> </dc:creator>
            <dc:date>2007-09-13T06:24:56.53</dc:date>
          </office:change-info>
          <table:dependencies>
            <table:dependence table:id="ct194"/>
            <table:dependence table:id="ct13"/>
          </table:dependencies>
        </table:insertion>
        <table:deletion table:id="ct4" table:acceptance-state="accepted" table:type="row" table:position="395" table:table="0">
          <office:change-info>
            <dc:creator> </dc:creator>
            <dc:date>2007-09-13T06:24:56.53</dc:date>
          </office:change-info>
        </table:deletion>
        <table:insertion table:id="ct5" table:acceptance-state="accepted" table:type="row" table:position="391" table:table="0">
          <office:change-info>
            <dc:creator> </dc:creator>
            <dc:date>2007-09-13T06:24:56.53</dc:date>
          </office:change-info>
          <table:dependencies>
            <table:dependence table:id="ct192"/>
            <table:dependence table:id="ct11"/>
          </table:dependencies>
        </table:insertion>
        <table:deletion table:id="ct6" table:acceptance-state="accepted" table:type="row" table:position="390" table:table="0">
          <office:change-info>
            <dc:creator> </dc:creator>
            <dc:date>2007-09-13T06:24:56.53</dc:date>
          </office:change-info>
        </table:deletion>
        <table:insertion table:id="ct7" table:acceptance-state="accepted" table:type="row" table:position="388" table:table="0">
          <office:change-info>
            <dc:creator> </dc:creator>
            <dc:date>2007-09-13T06:24:56.53</dc:date>
          </office:change-info>
          <table:dependencies>
            <table:dependence table:id="ct190"/>
            <table:dependence table:id="ct9"/>
          </table:dependencies>
        </table:insertion>
        <table:cell-content-change table:id="ct8" table:acceptance-state="accepted">
          <table:cell-address table:column="1" table:row="387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1" table:row="388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1" table:row="390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1" table:row="391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" table:row="397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1" table:row="398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400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1" table:row="401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1" table:table="0"/>
          <office:change-info>
            <dc:creator> </dc:creator>
            <dc:date>2007-09-13T06:29:02.42</dc:date>
          </office:change-info>
          <table:previous>
            <table:change-track-table-cell office:value-type="float" office:value="39211"/>
          </table:previous>
        </table:cell-content-change>
        <table:cell-content-change table:id="ct17">
          <table:cell-address table:column="2" table:row="2" table:table="0"/>
          <office:change-info>
            <dc:creator> </dc:creator>
            <dc:date>2007-09-13T06:29:02.42</dc:date>
          </office:change-info>
          <table:previous>
            <table:change-track-table-cell office:value-type="string">
              <text:p>Evanthika Amarasiri</text:p>
            </table:change-track-table-cell>
          </table:previous>
        </table:cell-content-change>
        <table:cell-content-change table:id="ct18">
          <table:cell-address table:column="2" table:row="3" table:table="0"/>
          <office:change-info>
            <dc:creator> </dc:creator>
            <dc:date>2007-09-13T06:29:02.42</dc:date>
          </office:change-info>
          <table:previous>
            <table:change-track-table-cell office:value-type="string">
              <text:p>Windows Xp</text:p>
            </table:change-track-table-cell>
          </table:previous>
        </table:cell-content-change>
        <table:cell-content-change table:id="ct19">
          <table:cell-address table:column="2" table:row="4" table:table="0"/>
          <office:change-info>
            <dc:creator> </dc:creator>
            <dc:date>2007-09-13T06:29:02.42</dc:date>
          </office:change-info>
          <table:previous>
            <table:change-track-table-cell office:value-type="string">
              <text:p>Source</text:p>
            </table:change-track-table-cell>
          </table:previous>
        </table:cell-content-change>
        <table:cell-content-change table:id="ct20">
          <table:cell-address table:column="2" table:row="5" table:table="0"/>
          <office:change-info>
            <dc:creator> </dc:creator>
            <dc:date>2007-09-13T06:29:02.42</dc:date>
          </office:change-info>
          <table:previous>
            <table:change-track-table-cell office:value-type="string">
              <text:p>Simple Axis Server</text:p>
            </table:change-track-table-cell>
          </table:previous>
        </table:cell-content-change>
        <table:cell-content-change table:id="ct21">
          <table:cell-address table:column="1" table:row="14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2">
          <table:cell-address table:column="1" table:row="15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3">
          <table:cell-address table:column="1" table:row="17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4">
          <table:cell-address table:column="1" table:row="18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5">
          <table:cell-address table:column="1" table:row="20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6">
          <table:cell-address table:column="1" table:row="21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7">
          <table:cell-address table:column="1" table:row="23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8">
          <table:cell-address table:column="1" table:row="24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29">
          <table:cell-address table:column="1" table:row="26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0">
          <table:cell-address table:column="1" table:row="27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1">
          <table:cell-address table:column="1" table:row="29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2">
          <table:cell-address table:column="1" table:row="30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3">
          <table:cell-address table:column="1" table:row="32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4">
          <table:cell-address table:column="1" table:row="33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5">
          <table:cell-address table:column="1" table:row="35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6">
          <table:cell-address table:column="1" table:row="36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7">
          <table:cell-address table:column="1" table:row="38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8">
          <table:cell-address table:column="1" table:row="39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39">
          <table:cell-address table:column="1" table:row="41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0">
          <table:cell-address table:column="1" table:row="42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1">
          <table:cell-address table:column="1" table:row="44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2">
          <table:cell-address table:column="1" table:row="45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3">
          <table:cell-address table:column="1" table:row="47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4">
          <table:cell-address table:column="1" table:row="48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5">
          <table:cell-address table:column="1" table:row="50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6">
          <table:cell-address table:column="1" table:row="51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7">
          <table:cell-address table:column="1" table:row="53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8">
          <table:cell-address table:column="1" table:row="54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49">
          <table:cell-address table:column="1" table:row="56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0">
          <table:cell-address table:column="1" table:row="57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1">
          <table:cell-address table:column="1" table:row="59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2">
          <table:cell-address table:column="1" table:row="60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3">
          <table:cell-address table:column="1" table:row="63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4">
          <table:cell-address table:column="1" table:row="64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5">
          <table:cell-address table:column="1" table:row="66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6">
          <table:cell-address table:column="1" table:row="67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7">
          <table:cell-address table:column="1" table:row="69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8">
          <table:cell-address table:column="1" table:row="70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59">
          <table:cell-address table:column="1" table:row="72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0">
          <table:cell-address table:column="1" table:row="73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1">
          <table:cell-address table:column="1" table:row="75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2">
          <table:cell-address table:column="1" table:row="76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3">
          <table:cell-address table:column="1" table:row="78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4">
          <table:cell-address table:column="1" table:row="79" table:table="0"/>
          <office:change-info>
            <dc:creator> </dc:creator>
            <dc:date>2007-09-13T06:29:08.60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5">
          <table:cell-address table:column="1" table:row="84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6">
          <table:cell-address table:column="1" table:row="85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7">
          <table:cell-address table:column="1" table:row="87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8">
          <table:cell-address table:column="1" table:row="88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69">
          <table:cell-address table:column="1" table:row="90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0">
          <table:cell-address table:column="1" table:row="91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1">
          <table:cell-address table:column="1" table:row="93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2">
          <table:cell-address table:column="1" table:row="94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3">
          <table:cell-address table:column="1" table:row="96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4">
          <table:cell-address table:column="1" table:row="97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5">
          <table:cell-address table:column="1" table:row="99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6">
          <table:cell-address table:column="1" table:row="100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7">
          <table:cell-address table:column="1" table:row="102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8">
          <table:cell-address table:column="1" table:row="103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79">
          <table:cell-address table:column="1" table:row="105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0">
          <table:cell-address table:column="1" table:row="106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1">
          <table:cell-address table:column="1" table:row="108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2">
          <table:cell-address table:column="1" table:row="109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3">
          <table:cell-address table:column="1" table:row="111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4">
          <table:cell-address table:column="1" table:row="112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5">
          <table:cell-address table:column="1" table:row="114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6">
          <table:cell-address table:column="1" table:row="115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7">
          <table:cell-address table:column="1" table:row="117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8">
          <table:cell-address table:column="1" table:row="118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89">
          <table:cell-address table:column="1" table:row="120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0">
          <table:cell-address table:column="1" table:row="121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1">
          <table:cell-address table:column="1" table:row="123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2">
          <table:cell-address table:column="1" table:row="124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3">
          <table:cell-address table:column="1" table:row="126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4">
          <table:cell-address table:column="1" table:row="127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5">
          <table:cell-address table:column="1" table:row="129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F</text:p>
            </table:change-track-table-cell>
          </table:previous>
        </table:cell-content-change>
        <table:cell-content-change table:id="ct96">
          <table:cell-address table:column="1" table:row="130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F</text:p>
            </table:change-track-table-cell>
          </table:previous>
        </table:cell-content-change>
        <table:cell-content-change table:id="ct97">
          <table:cell-address table:column="1" table:row="133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8">
          <table:cell-address table:column="1" table:row="134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99">
          <table:cell-address table:column="1" table:row="136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0">
          <table:cell-address table:column="1" table:row="137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1">
          <table:cell-address table:column="1" table:row="139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2">
          <table:cell-address table:column="1" table:row="140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3">
          <table:cell-address table:column="1" table:row="142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4">
          <table:cell-address table:column="1" table:row="143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5">
          <table:cell-address table:column="1" table:row="145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6">
          <table:cell-address table:column="1" table:row="146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7">
          <table:cell-address table:column="1" table:row="148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8">
          <table:cell-address table:column="1" table:row="149" table:table="0"/>
          <office:change-info>
            <dc:creator> </dc:creator>
            <dc:date>2007-09-13T06:29:17.1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09">
          <table:cell-address table:column="3" table:row="129" table:table="0"/>
          <office:change-info>
            <dc:creator> </dc:creator>
            <dc:date>2007-09-13T06:29:19.79</dc:date>
          </office:change-info>
          <table:previous>
            <table:change-track-table-cell office:value-type="string">
              <text:p>WSFC-99</text:p>
            </table:change-track-table-cell>
          </table:previous>
        </table:cell-content-change>
        <table:cell-content-change table:id="ct110">
          <table:cell-address table:column="1" table:row="200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1">
          <table:cell-address table:column="1" table:row="201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2">
          <table:cell-address table:column="1" table:row="203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3">
          <table:cell-address table:column="1" table:row="204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4">
          <table:cell-address table:column="1" table:row="206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5">
          <table:cell-address table:column="1" table:row="207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6">
          <table:cell-address table:column="1" table:row="209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7">
          <table:cell-address table:column="1" table:row="210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8">
          <table:cell-address table:column="1" table:row="212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19">
          <table:cell-address table:column="1" table:row="213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0">
          <table:cell-address table:column="1" table:row="215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1">
          <table:cell-address table:column="1" table:row="216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2">
          <table:cell-address table:column="1" table:row="218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3">
          <table:cell-address table:column="1" table:row="219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4">
          <table:cell-address table:column="1" table:row="221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5">
          <table:cell-address table:column="1" table:row="222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6">
          <table:cell-address table:column="1" table:row="224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7">
          <table:cell-address table:column="1" table:row="225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8">
          <table:cell-address table:column="1" table:row="227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29">
          <table:cell-address table:column="1" table:row="228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0">
          <table:cell-address table:column="1" table:row="230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1">
          <table:cell-address table:column="1" table:row="231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2">
          <table:cell-address table:column="1" table:row="233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3">
          <table:cell-address table:column="1" table:row="234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4">
          <table:cell-address table:column="1" table:row="236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5">
          <table:cell-address table:column="1" table:row="237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6">
          <table:cell-address table:column="1" table:row="239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7">
          <table:cell-address table:column="1" table:row="240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8">
          <table:cell-address table:column="1" table:row="242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39">
          <table:cell-address table:column="1" table:row="243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0">
          <table:cell-address table:column="1" table:row="245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1">
          <table:cell-address table:column="1" table:row="246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2">
          <table:cell-address table:column="1" table:row="249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3">
          <table:cell-address table:column="1" table:row="250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4">
          <table:cell-address table:column="1" table:row="252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5">
          <table:cell-address table:column="1" table:row="253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6">
          <table:cell-address table:column="1" table:row="255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F</text:p>
            </table:change-track-table-cell>
          </table:previous>
        </table:cell-content-change>
        <table:cell-content-change table:id="ct147">
          <table:cell-address table:column="1" table:row="258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F</text:p>
            </table:change-track-table-cell>
          </table:previous>
        </table:cell-content-change>
        <table:cell-content-change table:id="ct148">
          <table:cell-address table:column="1" table:row="261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49">
          <table:cell-address table:column="1" table:row="264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50">
          <table:cell-address table:column="2" table:row="200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<text:s/></text:p>
            </table:change-track-table-cell>
          </table:previous>
        </table:cell-content-change>
        <table:cell-content-change table:id="ct151">
          <table:cell-address table:column="2" table:row="228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Does not have any <text:s/>impact on executing the sample even if the server is up or down</text:p>
            </table:change-track-table-cell>
          </table:previous>
        </table:cell-content-change>
        <table:cell-content-change table:id="ct152">
          <table:cell-address table:column="2" table:row="242" table:table="0"/>
          <office:change-info>
            <dc:creator> </dc:creator>
            <dc:date>2007-09-13T06:29:26.84</dc:date>
          </office:change-info>
          <table:previous>
            <table:change-track-table-cell office:value-type="string">
              <text:p>Does not have any <text:s/>impact on executing the sample even if the server is up or down</text:p>
            </table:change-track-table-cell>
          </table:previous>
        </table:cell-content-change>
        <table:cell-content-change table:id="ct153">
          <table:cell-address table:column="1" table:row="270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54">
          <table:cell-address table:column="1" table:row="271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55">
          <table:cell-address table:column="1" table:row="273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56">
          <table:cell-address table:column="1" table:row="274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57">
          <table:cell-address table:column="1" table:row="276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58">
          <table:cell-address table:column="1" table:row="277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59">
          <table:cell-address table:column="1" table:row="279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0">
          <table:cell-address table:column="1" table:row="280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1">
          <table:cell-address table:column="1" table:row="282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2">
          <table:cell-address table:column="1" table:row="283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3">
          <table:cell-address table:column="1" table:row="285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4">
          <table:cell-address table:column="1" table:row="286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5">
          <table:cell-address table:column="1" table:row="288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6">
          <table:cell-address table:column="1" table:row="289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7">
          <table:cell-address table:column="1" table:row="291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8">
          <table:cell-address table:column="1" table:row="292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69">
          <table:cell-address table:column="1" table:row="294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0">
          <table:cell-address table:column="1" table:row="295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1">
          <table:cell-address table:column="1" table:row="297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2">
          <table:cell-address table:column="1" table:row="298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3">
          <table:cell-address table:column="1" table:row="300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4">
          <table:cell-address table:column="1" table:row="301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5">
          <table:cell-address table:column="1" table:row="303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6">
          <table:cell-address table:column="1" table:row="304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7">
          <table:cell-address table:column="1" table:row="306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8">
          <table:cell-address table:column="1" table:row="307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79">
          <table:cell-address table:column="1" table:row="309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0">
          <table:cell-address table:column="1" table:row="310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1">
          <table:cell-address table:column="1" table:row="312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2">
          <table:cell-address table:column="1" table:row="313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3">
          <table:cell-address table:column="1" table:row="315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4">
          <table:cell-address table:column="1" table:row="316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5">
          <table:cell-address table:column="1" table:row="319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6">
          <table:cell-address table:column="1" table:row="320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7">
          <table:cell-address table:column="1" table:row="322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8">
          <table:cell-address table:column="1" table:row="323" table:table="0"/>
          <office:change-info>
            <dc:creator> </dc:creator>
            <dc:date>2007-09-13T06:29:32.93</dc:date>
          </office:change-info>
          <table:previous>
            <table:change-track-table-cell office:value-type="string">
              <text:p>P</text:p>
            </table:change-track-table-cell>
          </table:previous>
        </table:cell-content-change>
        <table:cell-content-change table:id="ct189">
          <table:cell-address table:column="1" table:row="387" table:table="0"/>
          <office:change-info>
            <dc:creator> </dc:creator>
            <dc:date>2007-09-13T06:29:38.64</dc:date>
          </office:change-info>
          <table:previous table:id="ct8">
            <table:change-track-table-cell office:value-type="string">
              <text:p>P</text:p>
            </table:change-track-table-cell>
          </table:previous>
        </table:cell-content-change>
        <table:cell-content-change table:id="ct190">
          <table:cell-address table:column="1" table:row="388" table:table="0"/>
          <office:change-info>
            <dc:creator> </dc:creator>
            <dc:date>2007-09-13T06:29:38.64</dc:date>
          </office:change-info>
          <table:previous table:id="ct9">
            <table:change-track-table-cell office:value-type="string">
              <text:p>P</text:p>
            </table:change-track-table-cell>
          </table:previous>
        </table:cell-content-change>
        <table:cell-content-change table:id="ct191">
          <table:cell-address table:column="1" table:row="390" table:table="0"/>
          <office:change-info>
            <dc:creator> </dc:creator>
            <dc:date>2007-09-13T06:29:38.64</dc:date>
          </office:change-info>
          <table:previous table:id="ct10">
            <table:change-track-table-cell office:value-type="string">
              <text:p>P</text:p>
            </table:change-track-table-cell>
          </table:previous>
        </table:cell-content-change>
        <table:cell-content-change table:id="ct192">
          <table:cell-address table:column="1" table:row="391" table:table="0"/>
          <office:change-info>
            <dc:creator> </dc:creator>
            <dc:date>2007-09-13T06:29:38.64</dc:date>
          </office:change-info>
          <table:previous table:id="ct11">
            <table:change-track-table-cell office:value-type="string">
              <text:p>P</text:p>
            </table:change-track-table-cell>
          </table:previous>
        </table:cell-content-change>
        <table:cell-content-change table:id="ct193">
          <table:cell-address table:column="1" table:row="397" table:table="0"/>
          <office:change-info>
            <dc:creator> </dc:creator>
            <dc:date>2007-09-13T06:29:43.79</dc:date>
          </office:change-info>
          <table:previous table:id="ct12">
            <table:change-track-table-cell office:value-type="string">
              <text:p>P</text:p>
            </table:change-track-table-cell>
          </table:previous>
        </table:cell-content-change>
        <table:cell-content-change table:id="ct194">
          <table:cell-address table:column="1" table:row="398" table:table="0"/>
          <office:change-info>
            <dc:creator> </dc:creator>
            <dc:date>2007-09-13T06:29:43.79</dc:date>
          </office:change-info>
          <table:previous table:id="ct13">
            <table:change-track-table-cell office:value-type="string">
              <text:p>P</text:p>
            </table:change-track-table-cell>
          </table:previous>
        </table:cell-content-change>
        <table:cell-content-change table:id="ct195">
          <table:cell-address table:column="1" table:row="400" table:table="0"/>
          <office:change-info>
            <dc:creator> </dc:creator>
            <dc:date>2007-09-13T06:29:43.79</dc:date>
          </office:change-info>
          <table:previous table:id="ct14">
            <table:change-track-table-cell office:value-type="string">
              <text:p>P</text:p>
            </table:change-track-table-cell>
          </table:previous>
        </table:cell-content-change>
        <table:cell-content-change table:id="ct196">
          <table:cell-address table:column="1" table:row="401" table:table="0"/>
          <office:change-info>
            <dc:creator> </dc:creator>
            <dc:date>2007-09-13T06:29:43.79</dc:date>
          </office:change-info>
          <table:previous table:id="ct15">
            <table:change-track-table-cell office:value-type="string">
              <text:p>P</text:p>
            </table:change-track-table-cell>
          </table:previous>
        </table:cell-content-change>
      </table:tracked-changes>
      <table:table table:name="Source Distribution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ce14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28" table:number-columns-spanned="2" table:number-rows-spanned="1"/>
          <table:covered-table-cell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8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8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8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8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9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20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29"/>
            <table:table-cell table:style-name="ce32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6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7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8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guththila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8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8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ss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libcur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6"/>
            <table:table-cell table:style-name="ce31"/>
            <table:covered-table-cell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/>
            <table:table-cell table:style-name="ce3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Apache</text:p>
          </table:table-cell>
          <table:covered-table-cell table:number-columns-repeated="3" table:style-name="ce25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8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Trader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7" office:value-type="string" table:number-columns-spanned="4" table:number-rows-spanned="1">
              <text:p>WSClient Samples</text:p>
            </table:table-cell>
            <table:covered-table-cell table:style-name="ce27"/>
            <table:covered-table-cell table:number-columns-repeated="2" table:style-name="ce13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_rest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IIS 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Using Proxy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ool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11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9-13T11:59:47</dc:date>
    <meta:print-date>2006-12-19T10:17:40</meta:print-date>
    <dc:language>en-US</dc:language>
    <meta:editing-cycles>87</meta:editing-cycles>
    <meta:editing-duration>PT23H6M40S</meta:editing-duration>
    <meta:user-defined meta:name="Info 1"/>
    <meta:user-defined meta:name="Info 2"/>
    <meta:user-defined meta:name="Info 3"/>
    <meta:user-defined meta:name="Info 4"/>
    <meta:document-statistic meta:table-count="1" meta:cell-count="178"/>
  </office:meta>
</office:document-meta>
</file>